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 seems everyone has an opinion about Linux distributions based on personal experiences. <text:s/>I aim to introduce a greater academic study of distributions. <text:s/>In particular, my project, Open Source Watershed, aims to quantify how cutting-edge a distribution is. <text:s/>In my presentation, I will: 1) discuss the difficulties of gathering the data required to make such determinations, 2) present findings about distro trends and 3) discuss some of the weaknesses of the analysis so far. <text:s/>These findings will relate to upstream and downstream engineering, including the impact of release cycles and package management on package “freshness”.</text:p>
      <text:p text:style-name="Standard"/>
      <text:p text:style-name="Standard">My audience is anyone interested in the Linux software ecosystem. <text:s/>Developers can expect a discussion of common trends for different distributions and different upstream packages. <text:s/>Linux users can get a better feel for different distributions' strengths and weaknesses. <text:s/>The talk will not be highly technical but rather discuss different approaches to maintaining Linux distribu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cott Shawcroft</meta:initial-creator>
    <meta:creation-date>2009-04-12T23:31:27</meta:creation-date>
    <dc:creator>Scott Shawcroft</dc:creator>
    <dc:date>2009-04-13T00:03:11</dc:date>
    <meta:editing-cycles>1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50" meta:character-count="1013"/>
  </office:meta>
</office:document-meta>
</file>